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5cm" draw:marker-start-width="0.237cm" draw:marker-end-width="0.237cm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237cm" draw:marker-end-width="0.237cm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solid" draw:fill-color="#0084d1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fill="solid" draw:fill-color="#e6e6e6" draw:textarea-horizontal-align="right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-dash="Fine_20_Dashed" svg:stroke-width="0.025cm" draw:marker-start-width="0.237cm" draw:marker-end="Linienspitzen_20_1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37cm" draw:marker-end="Linienspitzen_20_1" draw:marker-end-width="0.3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dash" draw:stroke-dash="Fine_20_Dashed" svg:stroke-width="0.025cm" draw:marker-start-width="0.237cm" draw:marker-end-width="0.237cm" draw:fill="solid" draw:fill-color="#ffd320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2" draw:id="id12" draw:layer="layout" svg:width="3cm" svg:height="1cm" draw:transform="rotate (1.5707963267949) translate (0.5cm 4.5cm)">
          <text:p text:style-name="P1">Level above zer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7.5cm" svg:y="8.5cm">
          <text:p text:style-name="P1">Segment 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3.5cm" svg:y="7cm">
          <text:p text:style-name="P1">Segment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9.5cm" svg:y="5.5cm">
          <text:p text:style-name="P1">Segment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5.5cm" svg:y="4cm">
          <text:p text:style-name="P1">Segment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.5cm" svg:y="2.5cm">
          <text:p text:style-name="P1">Segment 1</text:p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22.999cm" svg:height="9.499cm" svg:x="1.5cm" svg:y="4cm" svg:viewBox="0 0 23000 9500" draw:points="0,9500 125,9500 23000,9500 23000,8500 20000,7500 19000,7000 16000,6000 15000,5500 12000,4500 11000,4000 8000,3000 7000,2500 4000,1500 3000,1000 0,0">
          <text:p/>
        </draw:polygon>
        <draw:polygon draw:style-name="gr3" draw:text-style-name="P1" draw:layer="layout" svg:width="2.999cm" svg:height="1.499cm" svg:x="1.5cm" svg:y="3.5cm" svg:viewBox="0 0 3000 1500" draw:points="0,500 3000,1500 3000,500 0,0">
          <text:p/>
        </draw:polygon>
        <draw:custom-shape draw:style-name="gr4" draw:text-style-name="P1" xml:id="id1" draw:id="id1" draw:layer="layout" svg:width="3.5cm" svg:height="1cm" draw:transform="rotate (1.5707963267949) translate (4.5cm 6.5cm)">
          <text:p text:style-name="P1">Barrage 1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1" draw:layer="layout" svg:width="0.999cm" svg:height="0.999cm" svg:x="4.5cm" svg:y="4.5cm" svg:viewBox="0 0 1000 1000" draw:points="0,500 1000,1000 1000,500 0,0">
          <text:p/>
        </draw:polygon>
        <draw:polygon draw:style-name="gr3" draw:text-style-name="P1" draw:layer="layout" svg:width="2.999cm" svg:height="1.499cm" svg:x="5.5cm" svg:y="5cm" svg:viewBox="0 0 3000 1500" draw:points="0,500 3000,1500 3000,500 0,0">
          <text:p/>
        </draw:polygon>
        <draw:polygon draw:style-name="gr3" draw:text-style-name="P1" draw:layer="layout" svg:width="2.999cm" svg:height="1.499cm" svg:x="9.5cm" svg:y="6.5cm" svg:viewBox="0 0 3000 1500" draw:points="0,500 3000,1500 3000,500 0,0">
          <text:p/>
        </draw:polygon>
        <draw:polygon draw:style-name="gr3" draw:text-style-name="P1" draw:layer="layout" svg:width="2.999cm" svg:height="1.499cm" svg:x="13.5cm" svg:y="8cm" svg:viewBox="0 0 3000 1500" draw:points="0,500 3000,1500 3000,500 0,0">
          <text:p/>
        </draw:polygon>
        <draw:polygon draw:style-name="gr2" draw:text-style-name="P1" draw:layer="layout" svg:width="2.999cm" svg:height="1.499cm" svg:x="17.5cm" svg:y="9.5cm" svg:viewBox="0 0 3000 1500" draw:points="0,500 3000,1500 3000,500 0,0">
          <text:p/>
        </draw:polygon>
        <draw:polygon draw:style-name="gr3" draw:text-style-name="P1" draw:layer="layout" svg:width="2.999cm" svg:height="1.499cm" svg:x="17.5cm" svg:y="9.5cm" svg:viewBox="0 0 3000 1500" draw:points="0,500 3000,1500 3000,500 0,0">
          <text:p/>
        </draw:polygon>
        <draw:custom-shape draw:style-name="gr4" draw:text-style-name="P1" xml:id="id3" draw:id="id3" draw:layer="layout" svg:width="3.5cm" svg:height="1cm" draw:transform="rotate (1.5707963267949) translate (8.5cm 8cm)">
          <text:p text:style-name="P1">Barrage 2</text:p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.999cm" svg:height="0.999cm" svg:x="8.5cm" svg:y="6cm" svg:viewBox="0 0 1000 1000" draw:points="0,500 1000,1000 1000,500 0,0">
          <text:p/>
        </draw:polygon>
        <draw:custom-shape draw:style-name="gr4" draw:text-style-name="P1" xml:id="id5" draw:id="id5" draw:layer="layout" svg:width="3.5cm" svg:height="1cm" draw:transform="rotate (1.5707963267949) translate (12.5cm 9.5cm)">
          <text:p text:style-name="P1">Barrage 3</text:p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.999cm" svg:height="0.999cm" svg:x="12.5cm" svg:y="7.5cm" svg:viewBox="0 0 1000 1000" draw:points="0,500 1000,1000 1000,500 0,0">
          <text:p/>
        </draw:polygon>
        <draw:custom-shape draw:style-name="gr4" draw:text-style-name="P1" xml:id="id7" draw:id="id7" draw:layer="layout" svg:width="3.5cm" svg:height="1cm" draw:transform="rotate (1.5707963267949) translate (16.5cm 11cm)">
          <text:p text:style-name="P1">Barrage 4</text:p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.999cm" svg:height="0.999cm" svg:x="16.5cm" svg:y="9cm" svg:viewBox="0 0 1000 1000" draw:points="0,500 1000,1000 1000,500 0,0">
          <text:p/>
        </draw:polygon>
        <draw:custom-shape draw:style-name="gr4" draw:text-style-name="P1" xml:id="id9" draw:id="id9" draw:layer="layout" svg:width="3.5cm" svg:height="1cm" draw:transform="rotate (1.5707963267949) translate (20.5cm 12.5cm)">
          <text:p text:style-name="P1">Barrage 5</text:p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.999cm" svg:height="0.999cm" svg:x="20.5cm" svg:y="10.5cm" svg:viewBox="0 0 1000 1000" draw:points="0,500 1000,1000 1000,500 0,0">
          <text:p/>
        </draw:polygon>
        <draw:polygon draw:style-name="gr3" draw:text-style-name="P1" draw:layer="layout" svg:width="2.999cm" svg:height="1.499cm" svg:x="21.5cm" svg:y="11cm" svg:viewBox="0 0 3000 1500" draw:points="0,500 3000,1500 3000,500 0,0">
          <text:p/>
        </draw:polygon>
        <draw:line draw:style-name="gr6" draw:text-style-name="P1" draw:layer="layout" svg:x1="4cm" svg:y1="13.5cm" svg:x2="4cm" svg:y2="3.875cm">
          <text:p text:style-name="P1">Level / Gauge 1</text:p>
          <text:p text:style-name="P1"/>
        </draw:line>
        <draw:line draw:style-name="gr6" draw:text-style-name="P1" draw:layer="layout" svg:x1="8cm" svg:y1="13.5cm" svg:x2="8cm" svg:y2="5.375cm">
          <text:p text:style-name="P1">Level / Gauge 2</text:p>
          <text:p text:style-name="P1"/>
        </draw:line>
        <draw:line draw:style-name="gr6" draw:text-style-name="P1" draw:layer="layout" svg:x1="12cm" svg:y1="13.5cm" svg:x2="12cm" svg:y2="6.875cm">
          <text:p text:style-name="P1">Level / Gauge 3</text:p>
          <text:p text:style-name="P1"/>
        </draw:line>
        <draw:line draw:style-name="gr6" draw:text-style-name="P1" draw:layer="layout" svg:x1="16cm" svg:y1="13.5cm" svg:x2="16cm" svg:y2="8.375cm">
          <text:p text:style-name="P1">Level / Gauge 4</text:p>
          <text:p text:style-name="P1"/>
        </draw:line>
        <draw:line draw:style-name="gr6" draw:text-style-name="P1" draw:layer="layout" svg:x1="20cm" svg:y1="13.5cm" svg:x2="20cm" svg:y2="9.875cm">
          <text:p text:style-name="P1">Level / Gauge 5</text:p>
          <text:p text:style-name="P1"/>
        </draw:line>
        <draw:line draw:style-name="gr7" draw:text-style-name="P1" draw:layer="layout" svg:x1="4.75cm" svg:y1="4.875cm" svg:x2="5.25cm" svg:y2="5.125cm">
          <text:p/>
        </draw:line>
        <draw:line draw:style-name="gr7" draw:text-style-name="P1" draw:layer="layout" svg:x1="8.75cm" svg:y1="6.375cm" svg:x2="9.25cm" svg:y2="6.625cm">
          <text:p/>
        </draw:line>
        <draw:line draw:style-name="gr7" draw:text-style-name="P1" draw:layer="layout" svg:x1="12.75cm" svg:y1="7.875cm" svg:x2="13.25cm" svg:y2="8.125cm">
          <text:p/>
        </draw:line>
        <draw:line draw:style-name="gr7" draw:text-style-name="P1" draw:layer="layout" svg:x1="16.75cm" svg:y1="9.375cm" svg:x2="17.25cm" svg:y2="9.625cm">
          <text:p/>
        </draw:line>
        <draw:line draw:style-name="gr7" draw:text-style-name="P1" draw:layer="layout" svg:x1="20.75cm" svg:y1="10.875cm" svg:x2="21.25cm" svg:y2="11.125cm">
          <text:p/>
        </draw:line>
        <draw:line draw:style-name="gr8" draw:text-style-name="P1" draw:layer="layout" svg:x1="1.5cm" svg:y1="3.875cm" svg:x2="4.5cm" svg:y2="3.875cm">
          <text:p/>
        </draw:line>
        <draw:line draw:style-name="gr8" draw:text-style-name="P1" draw:layer="layout" svg:x1="8.5cm" svg:y1="5.375cm" svg:x2="1.5cm" svg:y2="5.375cm">
          <text:p/>
        </draw:line>
        <draw:line draw:style-name="gr8" draw:text-style-name="P1" draw:layer="layout" svg:x1="12.5cm" svg:y1="6.875cm" svg:x2="1.5cm" svg:y2="6.875cm">
          <text:p/>
        </draw:line>
        <draw:line draw:style-name="gr8" draw:text-style-name="P1" draw:layer="layout" svg:x1="16.5cm" svg:y1="8.375cm" svg:x2="1.5cm" svg:y2="8.375cm">
          <text:p/>
        </draw:line>
        <draw:line draw:style-name="gr8" draw:text-style-name="P1" draw:layer="layout" svg:x1="20.5cm" svg:y1="9.875cm" svg:x2="1.5cm" svg:y2="9.875cm">
          <text:p/>
        </draw:line>
        <draw:line draw:style-name="gr7" draw:text-style-name="P1" draw:layer="layout" svg:x1="1.5cm" svg:y1="13cm" svg:x2="1.5cm" svg:y2="1.5cm">
          <text:p/>
        </draw:line>
        <draw:custom-shape draw:style-name="gr9" draw:text-style-name="P1" xml:id="id2" draw:id="id2" draw:layer="layout" svg:width="4cm" svg:height="1cm" svg:x="6.5cm" svg:y="2cm">
          <text:p text:style-name="P1">Outflow 1 = Inflow 2</text:p>
          <text:p text:style-name="P1">Unit : m/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5cm" svg:y1="3cm" svg:x2="6.5cm" svg:y2="2.5cm" draw:start-shape="id1" draw:start-glue-point="1" draw:end-shape="id2" draw:end-glue-point="3" svg:d="M5000 3000c0-334 500-500 1500-500" svg:viewBox="0 0 1501 501">
          <text:p/>
        </draw:connector>
        <draw:custom-shape draw:style-name="gr9" draw:text-style-name="P1" xml:id="id4" draw:id="id4" draw:layer="layout" svg:width="4cm" svg:height="1cm" svg:x="10.5cm" svg:y="3.5cm">
          <text:p text:style-name="P1">Outflow 2 = Inflow 3</text:p>
          <text:p text:style-name="P1">Unit : m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6" draw:id="id6" draw:layer="layout" svg:width="4cm" svg:height="1cm" svg:x="14.5cm" svg:y="5cm">
          <text:p text:style-name="P1">Outflow 3 = Inflow 4</text:p>
          <text:p text:style-name="P1">Unit : m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8" draw:id="id8" draw:layer="layout" svg:width="4cm" svg:height="1cm" svg:x="18.5cm" svg:y="6.5cm">
          <text:p text:style-name="P1">Outflow 4 = Inflow 5</text:p>
          <text:p text:style-name="P1">Unit : m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0" draw:id="id10" draw:layer="layout" svg:width="4cm" svg:height="1cm" svg:x="22.5cm" svg:y="8cm">
          <text:p text:style-name="P1">Outflow 5 = Inflow 6</text:p>
          <text:p text:style-name="P1">Unit : m/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9cm" svg:y1="4.5cm" svg:x2="10.5cm" svg:y2="4cm" draw:start-shape="id3" draw:start-glue-point="1" draw:end-shape="id4" draw:end-glue-point="3" svg:d="M9000 4500c0-334 500-500 1500-500" svg:viewBox="0 0 1501 501">
          <text:p/>
        </draw:connector>
        <draw:connector draw:style-name="gr8" draw:text-style-name="P1" draw:layer="layout" draw:type="curve" svg:x1="13cm" svg:y1="6cm" svg:x2="14.5cm" svg:y2="5.5cm" draw:start-shape="id5" draw:start-glue-point="1" draw:end-shape="id6" draw:end-glue-point="3" svg:d="M13000 6000c0-334 500-500 1500-500" svg:viewBox="0 0 1501 501">
          <text:p/>
        </draw:connector>
        <draw:connector draw:style-name="gr8" draw:text-style-name="P1" draw:layer="layout" draw:type="curve" svg:x1="17cm" svg:y1="7.5cm" svg:x2="18.5cm" svg:y2="7cm" draw:start-shape="id7" draw:start-glue-point="1" draw:end-shape="id8" draw:end-glue-point="3" svg:d="M17000 7500c0-334 500-500 1500-500" svg:viewBox="0 0 1501 501">
          <text:p/>
        </draw:connector>
        <draw:connector draw:style-name="gr8" draw:text-style-name="P1" draw:layer="layout" draw:type="curve" svg:x1="21cm" svg:y1="9cm" svg:x2="22.5cm" svg:y2="8.5cm" draw:start-shape="id9" draw:start-glue-point="1" draw:end-shape="id10" draw:end-glue-point="3" svg:d="M21000 9000c0-334 500-500 1500-500" svg:viewBox="0 0 1501 501">
          <text:p/>
        </draw:connector>
        <draw:custom-shape draw:style-name="gr9" draw:text-style-name="P1" xml:id="id11" draw:id="id11" draw:layer="layout" svg:width="4cm" svg:height="1cm" svg:x="2.5cm" svg:y="0.5cm">
          <text:p text:style-name="P1">Inflow 1 (Head water)</text:p>
          <text:p text:style-name="P1">Unit : m/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2.5cm" svg:y1="1cm" svg:x2="1cm" svg:y2="1.5cm" draw:start-shape="id11" draw:start-glue-point="3" draw:end-shape="id12" draw:end-glue-point="1" svg:d="M2500 1000c-1000 0-1500 166-1500 500" svg:viewBox="0 0 15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7-16T11:16:45.998000000</meta:creation-date>
    <dc:date>2014-07-16T11:44:42.258000000</dc:date>
    <dc:creator>Georg Hackenberg</dc:creator>
    <meta:editing-duration>PT11M27S</meta:editing-duration>
    <meta:editing-cycles>3</meta:editing-cycles>
    <meta:generator>LibreOffice/4.2.5.2$Windows_x86 LibreOffice_project/61cb170a04bb1f12e77c884eab9192be736ec5f5</meta:generator>
    <meta:document-statistic meta:object-count="52"/>
  </office:meta>
</office:document-meta>
</file>